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70pt" fo:language="en" fo:country="US" officeooo:rsid="0007c672" officeooo:paragraph-rsid="0007c672" style:font-size-asian="70pt" style:font-size-complex="70pt"/>
    </style:style>
    <style:style style:name="P2" style:family="paragraph" style:parent-style-name="Text_20_body">
      <style:paragraph-properties fo:text-align="center" style:justify-single-word="false"/>
      <style:text-properties fo:font-size="30pt" fo:language="en" fo:country="US" officeooo:rsid="0008eba8" officeooo:paragraph-rsid="0008eba8" style:font-size-asian="26.25pt" style:font-size-complex="30pt"/>
    </style:style>
    <style:style style:name="P3" style:family="paragraph" style:parent-style-name="Text_20_body">
      <style:paragraph-properties fo:text-align="center" style:justify-single-word="false"/>
      <style:text-properties fo:font-size="30pt" fo:language="en" fo:country="US" fo:font-weight="normal" officeooo:rsid="0009ef1c" officeooo:paragraph-rsid="0009ef1c" style:font-size-asian="26.25pt" style:font-weight-asian="normal" style:font-size-complex="30pt" style:font-weight-complex="normal"/>
    </style:style>
    <style:style style:name="P4" style:family="paragraph" style:parent-style-name="Text_20_body">
      <style:paragraph-properties fo:text-align="center" style:justify-single-word="false"/>
      <style:text-properties fo:font-size="30pt" fo:language="en" fo:country="US" fo:font-weight="normal" officeooo:rsid="0008eba8" officeooo:paragraph-rsid="0008eba8" style:font-size-asian="26.25pt" style:font-weight-asian="normal" style:font-size-complex="30pt" style:font-weight-complex="normal"/>
    </style:style>
    <style:style style:name="P5" style:family="paragraph" style:parent-style-name="Text_20_body">
      <style:text-properties fo:language="en" fo:country="US"/>
    </style:style>
    <style:style style:name="P6" style:family="paragraph" style:parent-style-name="Text_20_body">
      <style:paragraph-properties fo:text-align="justify" style:justify-single-word="false"/>
      <style:text-properties fo:language="en" fo:country="US" fo:font-weight="normal" officeooo:rsid="000af22f" officeooo:paragraph-rsid="000af22f" style:font-weight-asian="normal" style:font-weight-complex="normal"/>
    </style:style>
    <style:style style:name="P7" style:family="paragraph" style:parent-style-name="Text_20_body">
      <style:paragraph-properties fo:text-align="justify" style:justify-single-word="false"/>
      <style:text-properties fo:language="en" fo:country="US" fo:font-weight="normal" officeooo:rsid="000dcb4f" officeooo:paragraph-rsid="000dcb4f" style:font-weight-asian="normal" style:font-weight-complex="normal"/>
    </style:style>
    <style:style style:name="P8" style:family="paragraph" style:parent-style-name="Text_20_body">
      <style:text-properties fo:language="en" fo:country="US" fo:font-weight="normal" officeooo:rsid="00131622" officeooo:paragraph-rsid="001365f3" style:font-weight-asian="normal" style:font-weight-complex="normal"/>
    </style:style>
    <style:style style:name="P9" style:family="paragraph" style:parent-style-name="Text_20_body">
      <style:text-properties fo:language="en" fo:country="US" fo:font-weight="bold" officeooo:rsid="0009ef1c" officeooo:paragraph-rsid="0009ef1c" style:font-weight-asian="bold" style:font-weight-complex="bold"/>
    </style:style>
    <style:style style:name="P10" style:family="paragraph" style:parent-style-name="Text_20_body">
      <style:text-properties fo:language="en" fo:country="US" fo:font-weight="bold" officeooo:rsid="0015028d" officeooo:paragraph-rsid="0015028d" style:font-weight-asian="bold" style:font-weight-complex="bold"/>
    </style:style>
    <style:style style:name="P11" style:family="paragraph" style:parent-style-name="Text_20_body">
      <style:paragraph-properties fo:text-align="justify" style:justify-single-word="false"/>
      <style:text-properties fo:language="en" fo:country="US" fo:font-style="normal" fo:font-weight="normal" officeooo:rsid="001121f4" officeooo:paragraph-rsid="001121f4"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fo:language="en" fo:country="US" fo:font-style="normal" fo:font-weight="normal" officeooo:rsid="00113246" officeooo:paragraph-rsid="00113246" style:font-style-asian="normal" style:font-weight-asian="normal" style:font-style-complex="normal" style:font-weight-complex="normal"/>
    </style:style>
    <style:style style:name="P13" style:family="paragraph" style:parent-style-name="Text_20_body">
      <style:paragraph-properties fo:text-align="justify" style:justify-single-word="false"/>
      <style:text-properties fo:language="en" fo:country="US" fo:font-style="normal" fo:font-weight="bold" officeooo:rsid="000ea108" officeooo:paragraph-rsid="000ea108" style:font-style-asian="normal" style:font-weight-asian="bold" style:font-style-complex="normal" style:font-weight-complex="bold"/>
    </style:style>
    <style:style style:name="P14" style:family="paragraph" style:parent-style-name="Text_20_body">
      <style:paragraph-properties fo:text-align="justify" style:justify-single-word="false"/>
      <style:text-properties fo:language="en" fo:country="US" fo:font-style="normal" fo:font-weight="bold" officeooo:rsid="000ea108" officeooo:paragraph-rsid="00120c0e" style:font-style-asian="normal" style:font-weight-asian="bold" style:font-style-complex="normal" style:font-weight-complex="bold"/>
    </style:style>
    <style:style style:name="P15" style:family="paragraph" style:parent-style-name="Text_20_body">
      <style:paragraph-properties fo:text-align="justify" style:justify-single-word="false" fo:break-before="page"/>
      <style:text-properties fo:language="en" fo:country="US" officeooo:rsid="0009ef1c" officeooo:paragraph-rsid="0009ef1c"/>
    </style:style>
    <style:style style:name="P16" style:family="paragraph" style:parent-style-name="Text_20_body">
      <style:paragraph-properties fo:break-before="page"/>
      <style:text-properties fo:language="en" fo:country="US" officeooo:rsid="0009ef1c" officeooo:paragraph-rsid="0009ef1c"/>
    </style:style>
    <style:style style:name="P17" style:family="paragraph" style:parent-style-name="Text_20_body">
      <style:paragraph-properties fo:break-before="page"/>
      <style:text-properties fo:language="en" fo:country="US" fo:font-weight="bold" style:font-weight-asian="bold" style:font-weight-complex="bold"/>
    </style:style>
    <style:style style:name="P18" style:family="paragraph" style:parent-style-name="Text_20_body">
      <style:paragraph-properties fo:break-before="page"/>
      <style:text-properties fo:language="en" fo:country="US" fo:font-weight="bold" officeooo:rsid="0009ef1c" officeooo:paragraph-rsid="0009ef1c" style:font-weight-asian="bold" style:font-weight-complex="bold"/>
    </style:style>
    <style:style style:name="P19" style:family="paragraph" style:parent-style-name="Heading_20_1">
      <style:paragraph-properties fo:text-align="center" style:justify-single-word="false"/>
      <style:text-properties fo:font-size="30pt" fo:language="en" fo:country="US" officeooo:rsid="0008eba8" officeooo:paragraph-rsid="0008eba8" style:font-size-asian="26.25pt" style:font-size-complex="30pt"/>
    </style:style>
    <style:style style:name="T1" style:family="text">
      <style:text-properties fo:font-weight="bold"/>
    </style:style>
    <style:style style:name="T2" style:family="text">
      <style:text-properties officeooo:rsid="000af22f"/>
    </style:style>
    <style:style style:name="T3" style:family="text">
      <style:text-properties officeooo:rsid="000b7db3"/>
    </style:style>
    <style:style style:name="T4" style:family="text">
      <style:text-properties officeooo:rsid="000ff30d"/>
    </style:style>
    <style:style style:name="T5" style:family="text">
      <style:text-properties officeooo:rsid="00120c0e"/>
    </style:style>
    <style:style style:name="T6" style:family="text">
      <style:text-properties fo:font-weight="normal" style:font-weight-asian="normal" style:font-weight-complex="normal"/>
    </style:style>
    <style:style style:name="T7" style:family="text">
      <style:text-properties fo:font-weight="normal" officeooo:rsid="00120c0e" style:font-weight-asian="normal" style:font-weight-complex="normal"/>
    </style:style>
    <style:style style:name="T8" style:family="text">
      <style:text-properties fo:font-weight="normal" officeooo:rsid="00131622" style:font-weight-asian="normal" style:font-weight-complex="normal"/>
    </style:style>
    <style:style style:name="T9" style:family="text">
      <style:text-properties fo:font-weight="normal" officeooo:rsid="00154778" style:font-weight-asian="normal" style:font-weight-complex="normal"/>
    </style:style>
    <style:style style:name="T10" style:family="text">
      <style:text-properties officeooo:rsid="001365f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span text:style-name="T1">Design and Implementation of Mobile Applications</text:span></text:h>
      <text:p text:style-name="P2"><text:span text:style-name="T1"/></text:p>
      <text:p text:style-name="P1"><text:span text:style-name="T1"/></text:p>
      <text:p text:style-name="P1"><text:span text:style-name="T1">Oleggo</text:span></text:p>
      <text:p text:style-name="P1"><text:span text:style-name="T1"/></text:p>
      <text:p text:style-name="P3">Falci Angelo</text:p>
      <text:p text:style-name="P3">Gallego Julian</text:p>
      <text:p text:style-name="P3"/>
      <text:p text:style-name="P4">Teacher: Baresi Franco</text:p>
      <text:p text:style-name="P15"><text:span text:style-name="T1">INTRODUCTION</text:span></text:p>
      <text:p text:style-name="P6">The goal of Oleggo <text:span text:style-name="T3">is to create an application that can be used by student to take notes or look for a word in a fast way to reduce the dead times. But it can also be used by anyone that want to save in our phone all books he/she is reading or read in the past and, for each book, save the notes inserted or word searched and also the bookmark.</text:span></text:p>
      <text:p text:style-name="P7"><text:span text:style-name="T4">Below we have</text:span> the main features <text:span text:style-name="T4">of</text:span> Oleggo (in the next paragraphs they will be explained in more details):</text:p>
      <text:p text:style-name="P13"><text:span text:style-name="T4">A</text:span>dd new book </text:p>
      <text:p text:style-name="P11">User can insert a new book inserting the ISBN or reading it using the bar-code reader in the app.</text:p>
      <text:p text:style-name="P13"><text:span text:style-name="T4">B</text:span>ookmark </text:p>
      <text:p text:style-name="P11">For each book inserted, and not finished yet, user can insert and modify a bookmark.</text:p>
      <text:p text:style-name="P13"><text:span text:style-name="T4">A</text:span>dd a note</text:p>
      <text:p text:style-name="P12">For each book inserted user can insert a note writing it or <text:span text:style-name="T5">the voice, and he/she can also add the page of the book.</text:span></text:p>
      <text:p text:style-name="P14"><text:span text:style-name="T4">L</text:span>ook for a word</text:p>
      <text:p text:style-name="P14"><text:span text:style-name="T7">For each book inserted user can search the meaning of a word</text:span> <text:span text:style-name="T7">and add it in her/his personal dictionary. The word </text:span><text:span text:style-name="T8">it remain connected with the book so user have a global dictionary and many little dictionary for each book.</text:span></text:p>
      <text:p text:style-name="P16"><text:span text:style-name="T1">ARCHITECTURE AND TOOLS CHOSEN</text:span></text:p>
      <text:p text:style-name="P8">To develops Oleggo we used the tool Nativescript.<text:line-break/><text:span text:style-name="T10">This tool can be used for cross-platform development, so our app can run in Android or IOS system. <text:s/>It is possible code for Nativescript in JavaScript or in TypeScript, for Oleggo we chose the first. Other language used for the graphics are XML and CSS.<text:line-break/></text:span></text:p>
      <text:p text:style-name="P10">Why NativeScript?</text:p>
      <text:p text:style-name="P10"><text:span text:style-name="T6">There are a lot of motivations.</text:span><text:line-break/><text:span text:style-name="T6">The main reason is that it offers many powerfully plugin to implement things, like speech recognition, that in other framework are hard to do (we will see all the plugin used).<text:line-break/>An other reason is for the graphics. NativeScript offers an huge type of template for mobile application and we combine some of them to implement </text:span><text:span text:style-name="T9">beautiful </text:span><text:span text:style-name="T6">graphics components that, without these templates, are </text:span><text:span text:style-name="T9">very hard to do so beatiful (for example the drawer menu)</text:span><text:span text:style-name="T6">.</text:span></text:p>
      <text:p text:style-name="P17">DETAILS DESCRIPTION OF COMPONENTS USED</text:p>
      <text:p text:style-name="P5"/>
      <text:p text:style-name="P9"/>
      <text:p text:style-name="P18">USER <text:span text:style-name="T2">INTERF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3M45S</meta:editing-duration>
    <meta:editing-cycles>8</meta:editing-cycles>
    <meta:generator>LibreOffice/5.4.1.2$Windows_x86 LibreOffice_project/ea7cb86e6eeb2bf3a5af73a8f7777ac570321527</meta:generator>
    <dc:date>2017-12-25T20:46:24.150000000</dc:date>
    <meta:document-statistic meta:table-count="0" meta:image-count="0" meta:object-count="0" meta:page-count="5" meta:paragraph-count="22" meta:word-count="362" meta:character-count="2009" meta:non-whitespace-character-count="1665"/>
    <meta:user-defined meta:name="Info 1"/>
    <meta:user-defined meta:name="Info 2"/>
    <meta:user-defined meta:name="Info 3"/>
    <meta:user-defined meta:name="Info 4"/>
  </office:meta>
</office:document-meta>
</file>